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25cm" fo:min-width="3.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5cm"/>
      <style:paragraph-properties style:writing-mode="tb-r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38cm"/>
      <style:paragraph-properties style:writing-mode="tb-rl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cm"/>
      <style:paragraph-properties style:writing-mode="tb-rl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6.03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line draw:style-name="gr1" draw:text-style-name="P1" draw:layer="layout" svg:x1="4cm" svg:y1="2cm" svg:x2="14cm" svg:y2="2cm">
          <text:p/>
        </draw:line>
        <draw:line draw:style-name="gr1" draw:text-style-name="P1" draw:layer="layout" svg:x1="4cm" svg:y1="2cm" svg:x2="4cm" svg:y2="26.5cm">
          <text:p/>
        </draw:line>
        <draw:line draw:style-name="gr1" draw:text-style-name="P1" draw:layer="layout" svg:x1="4cm" svg:y1="26.5cm" svg:x2="14cm" svg:y2="26.5cm">
          <text:p/>
        </draw:line>
        <draw:line draw:style-name="gr1" draw:text-style-name="P1" draw:layer="layout" svg:x1="14cm" svg:y1="2cm" svg:x2="14cm" svg:y2="26.5cm">
          <text:p/>
        </draw:line>
        <draw:line draw:style-name="gr1" draw:text-style-name="P1" draw:layer="layout" svg:x1="1.5cm" svg:y1="2cm" svg:x2="2.5cm" svg:y2="2cm">
          <text:p/>
        </draw:line>
        <draw:line draw:style-name="gr1" draw:text-style-name="P1" draw:layer="layout" svg:x1="1.5cm" svg:y1="26.5cm" svg:x2="2.5cm" svg:y2="26.5cm">
          <text:p/>
        </draw:line>
        <draw:line draw:style-name="gr2" draw:text-style-name="P1" draw:layer="layout" svg:x1="2cm" svg:y1="2cm" svg:x2="2cm" svg:y2="26.5cm">
          <text:p/>
        </draw:line>
        <draw:frame draw:style-name="gr3" draw:text-style-name="P2" draw:layer="layout" svg:width="1.437cm" svg:height="0.252cm" svg:x="0.269cm" svg:y="13.995cm">
          <draw:text-box>
            <text:p/>
          </draw:text-box>
        </draw:frame>
        <draw:frame draw:style-name="gr4" draw:text-style-name="P2" draw:layer="layout" svg:width="1.437cm" svg:height="2.5cm" svg:x="0.328cm" svg:y="13.5cm">
          <draw:text-box>
            <text:p/>
          </draw:text-box>
        </draw:frame>
        <draw:frame draw:style-name="gr5" draw:text-style-name="P2" draw:layer="layout" svg:width="1.437cm" svg:height="1.5cm" svg:x="0.269cm" svg:y="12.5cm">
          <draw:text-box>
            <text:p/>
          </draw:text-box>
        </draw:frame>
        <draw:frame draw:style-name="gr6" draw:text-style-name="P2" draw:layer="layout" svg:width="4cm" svg:height="4.5cm" draw:transform="rotate (3.1415926535892) translate (3cm 12.5cm)">
          <draw:text-box>
            <text:p/>
          </draw:text-box>
        </draw:frame>
        <draw:frame draw:style-name="gr3" draw:text-style-name="P2" draw:layer="layout" svg:width="1.437cm" svg:height="0.252cm" svg:x="-2.687cm" svg:y="13cm">
          <draw:text-box>
            <text:p/>
          </draw:text-box>
        </draw:frame>
        <draw:frame draw:style-name="gr3" draw:text-style-name="P2" draw:layer="layout" svg:width="1.437cm" svg:height="0.252cm" svg:x="-1.437cm" svg:y="12.5cm">
          <draw:text-box>
            <text:p/>
          </draw:text-box>
        </draw:frame>
        <draw:frame draw:style-name="gr7" draw:text-style-name="P2" draw:layer="layout" svg:width="1cm" svg:height="7.5cm" draw:transform="rotate (3.1415926535892) translate (2cm 17.5cm)">
          <draw:text-box>
            <text:p text:style-name="P2">386 Real Mode Address</text:p>
          </draw:text-box>
        </draw:frame>
        <draw:line draw:style-name="gr1" draw:text-style-name="P1" draw:layer="layout" svg:x1="3cm" svg:y1="2cm" svg:x2="4cm" svg:y2="2cm">
          <text:p/>
        </draw:line>
        <draw:line draw:style-name="gr1" draw:text-style-name="P1" draw:layer="layout" svg:x1="3cm" svg:y1="26.5cm" svg:x2="4cm" svg:y2="26.5cm">
          <text:p/>
        </draw:line>
        <draw:line draw:style-name="gr1" draw:text-style-name="P1" draw:layer="layout" svg:x1="3cm" svg:y1="12.5cm" svg:x2="4cm" svg:y2="12.5cm">
          <text:p/>
        </draw:line>
        <draw:line draw:style-name="gr2" draw:text-style-name="P1" draw:layer="layout" svg:x1="3.5cm" svg:y1="2cm" svg:x2="3.5cm" svg:y2="12.5cm">
          <text:p/>
        </draw:line>
        <draw:line draw:style-name="gr2" draw:text-style-name="P1" draw:layer="layout" svg:x1="3.5cm" svg:y1="12.5cm" svg:x2="3.5cm" svg:y2="26.5cm">
          <text:p/>
        </draw:line>
        <draw:frame draw:style-name="gr8" draw:layer="layout" svg:width="1.277cm" svg:height="0.721cm" svg:x="1.969cm" svg:y="26.5cm">
          <draw:text-box>
            <text:p text:style-name="P2">Low</text:p>
          </draw:text-box>
        </draw:frame>
        <draw:frame draw:style-name="gr9" draw:text-style-name="P2" draw:layer="layout" svg:width="1.349cm" svg:height="1cm" svg:x="1.838cm" svg:y="1cm">
          <draw:text-box>
            <text:p text:style-name="P2">High</text:p>
          </draw:text-box>
        </draw:frame>
        <draw:frame draw:style-name="gr10" draw:text-style-name="P2" draw:layer="layout" svg:width="1.437cm" svg:height="3cm" svg:x="2.313cm" svg:y="17cm">
          <draw:text-box>
            <text:p/>
          </draw:text-box>
        </draw:frame>
        <draw:frame draw:style-name="gr11" draw:text-style-name="P2" draw:layer="layout" svg:width="1.238cm" svg:height="6cm" draw:transform="rotate (3.1415926535892) translate (3.738cm 21.5cm)">
          <draw:text-box>
            <text:p text:style-name="P2">Base Memory</text:p>
          </draw:text-box>
        </draw:frame>
        <draw:frame draw:style-name="gr12" draw:text-style-name="P2" draw:layer="layout" svg:width="1.5cm" svg:height="4.5cm" draw:transform="rotate (3.1415926535892) translate (3.947cm 9cm)">
          <draw:text-box>
            <text:p text:style-name="P2">Upper Memory</text:p>
          </draw:text-box>
        </draw:frame>
        <draw:line draw:style-name="gr1" draw:text-style-name="P1" draw:layer="layout" svg:x1="4cm" svg:y1="25.5cm" svg:x2="14cm" svg:y2="25.5cm">
          <text:p/>
        </draw:line>
        <draw:frame draw:style-name="gr8" draw:layer="layout" svg:width="6.166cm" svg:height="0.721cm" svg:x="5.563cm" svg:y="25.6cm">
          <draw:text-box>
            <text:p text:style-name="P2">Interrupt Vector(256*4B=1024B)</text:p>
          </draw:text-box>
        </draw:frame>
        <draw:frame draw:style-name="gr13" draw:text-style-name="P2" draw:layer="layout" svg:width="3cm" svg:height="0.75cm" svg:x="13.8cm" svg:y="26.3cm">
          <draw:text-box>
            <text:p text:style-name="P2">00000H</text:p>
          </draw:text-box>
        </draw:frame>
        <draw:frame draw:style-name="gr14" draw:text-style-name="P2" draw:layer="layout" svg:width="3cm" svg:height="0.721cm" svg:x="13.8cm" svg:y="25.3cm">
          <draw:text-box>
            <text:p text:style-name="P2">003FFH</text:p>
          </draw:text-box>
        </draw:frame>
        <draw:line draw:style-name="gr1" draw:text-style-name="P1" draw:layer="layout" svg:x1="4cm" svg:y1="24.5cm" svg:x2="14cm" svg:y2="24.5cm">
          <text:p/>
        </draw:line>
        <draw:frame draw:style-name="gr14" draw:text-style-name="P2" draw:layer="layout" svg:width="5.4cm" svg:height="0.721cm" svg:x="6.5cm" svg:y="24.6cm">
          <draw:text-box>
            <text:p text:style-name="P2">BIOS Data Area(512B)</text:p>
          </draw:text-box>
        </draw:frame>
        <draw:frame draw:style-name="gr8" draw:layer="layout" svg:width="1.916cm" svg:height="0.721cm" svg:x="13.766cm" svg:y="24.318cm">
          <draw:text-box>
            <text:p text:style-name="P2">005FFH</text:p>
          </draw:text-box>
        </draw:frame>
        <draw:frame draw:style-name="gr8" draw:layer="layout" svg:width="1.865cm" svg:height="0.721cm" svg:x="13.8cm" svg:y="24.018cm">
          <draw:text-box>
            <text:p text:style-name="P2">00600H</text:p>
          </draw:text-box>
        </draw:frame>
        <draw:line draw:style-name="gr1" draw:text-style-name="P1" draw:layer="layout" svg:x1="4cm" svg:y1="21cm" svg:x2="14cm" svg:y2="21cm">
          <text:p/>
        </draw:line>
        <draw:line draw:style-name="gr1" draw:text-style-name="P1" draw:layer="layout" svg:x1="4cm" svg:y1="20cm" svg:x2="14cm" svg:y2="20cm">
          <text:p/>
        </draw:line>
        <draw:frame draw:style-name="gr15" draw:text-style-name="P2" draw:layer="layout" svg:width="5.1cm" svg:height="1cm" svg:x="6.5cm" svg:y="20.2cm">
          <draw:text-box>
            <text:p text:style-name="P2">Boot Sector(512B)</text:p>
          </draw:text-box>
        </draw:frame>
        <draw:frame draw:style-name="gr13" draw:text-style-name="P2" draw:layer="layout" svg:width="4.1cm" svg:height="0.75cm" svg:x="14.4cm" svg:y="20.418cm">
          <draw:text-box>
            <text:p text:style-name="P2">07C00H(31K Start)</text:p>
          </draw:text-box>
        </draw:frame>
        <draw:line draw:style-name="gr16" draw:text-style-name="P1" draw:layer="layout" svg:x1="14cm" svg:y1="21cm" svg:x2="18cm" svg:y2="21cm">
          <text:p/>
        </draw:line>
        <draw:frame draw:style-name="gr14" draw:text-style-name="P2" draw:layer="layout" svg:width="4.1cm" svg:height="0.721cm" svg:x="14.4cm" svg:y="21cm">
          <draw:text-box>
            <text:p text:style-name="P2">Boot Sector Entry</text:p>
          </draw:text-box>
        </draw:frame>
        <draw:line draw:style-name="gr1" draw:text-style-name="P1" draw:layer="layout" svg:x1="4cm" svg:y1="13.5cm" svg:x2="14cm" svg:y2="13.5cm">
          <text:p/>
        </draw:line>
        <draw:line draw:style-name="gr1" draw:text-style-name="P1" draw:layer="layout" svg:x1="4cm" svg:y1="12.5cm" svg:x2="14cm" svg:y2="12.5cm">
          <text:p/>
        </draw:line>
        <draw:frame draw:style-name="gr8" draw:layer="layout" svg:width="8.156cm" svg:height="0.721cm" svg:x="4.7cm" svg:y="12.6cm">
          <draw:text-box>
            <text:p text:style-name="P2">Extended BIOS Data Area(1~4K,usually 1K)</text:p>
          </draw:text-box>
        </draw:frame>
        <draw:frame draw:style-name="gr15" draw:text-style-name="P2" draw:layer="layout" svg:width="2.7cm" svg:height="1cm" svg:x="13.8cm" svg:y="12.3cm">
          <draw:text-box>
            <text:p text:style-name="P2">9FFFFH</text:p>
          </draw:text-box>
        </draw:frame>
        <draw:frame draw:style-name="gr13" draw:text-style-name="P2" draw:layer="layout" svg:width="6.7cm" svg:height="0.75cm" svg:x="13.8cm" svg:y="11.925cm">
          <draw:text-box>
            <text:p text:style-name="P2">A0000H (640K Start)</text:p>
          </draw:text-box>
        </draw:frame>
        <draw:line draw:style-name="gr1" draw:text-style-name="P1" draw:layer="layout" svg:x1="4cm" svg:y1="11cm" svg:x2="14cm" svg:y2="11cm">
          <text:p/>
        </draw:line>
        <draw:line draw:style-name="gr1" draw:text-style-name="P1" draw:layer="layout" svg:x1="4cm" svg:y1="10cm" svg:x2="14cm" svg:y2="10cm">
          <text:p/>
        </draw:line>
        <draw:line draw:style-name="gr1" draw:text-style-name="P1" draw:layer="layout" svg:x1="4cm" svg:y1="9cm" svg:x2="14cm" svg:y2="9cm">
          <text:p/>
        </draw:line>
        <draw:line draw:style-name="gr1" draw:text-style-name="P1" draw:layer="layout" svg:x1="4cm" svg:y1="7.5cm" svg:x2="14cm" svg:y2="7.5cm">
          <text:p/>
        </draw:line>
        <draw:line draw:style-name="gr1" draw:text-style-name="P1" draw:layer="layout" svg:x1="4cm" svg:y1="3cm" svg:x2="14cm" svg:y2="3cm">
          <text:p/>
        </draw:line>
        <draw:line draw:style-name="gr1" draw:text-style-name="P1" draw:layer="layout" svg:x1="4cm" svg:y1="4cm" svg:x2="14cm" svg:y2="4cm">
          <text:p/>
        </draw:line>
        <draw:line draw:style-name="gr1" draw:text-style-name="P1" draw:layer="layout" svg:x1="4cm" svg:y1="6.5cm" svg:x2="14cm" svg:y2="6.5cm">
          <text:p/>
        </draw:line>
        <draw:frame draw:style-name="gr8" draw:layer="layout" svg:width="8.444cm" svg:height="0.721cm" svg:x="4.648cm" svg:y="11.394cm">
          <draw:text-box>
            <text:p text:style-name="P2">EGA/VGA/XGA/XVGA Graphic Video buffer</text:p>
          </draw:text-box>
        </draw:frame>
        <draw:frame draw:style-name="gr8" draw:layer="layout" svg:width="5.726cm" svg:height="0.721cm" svg:x="5.723cm" svg:y="10.094cm">
          <draw:text-box>
            <text:p text:style-name="P2">MDA Mono Text Video Buffer</text:p>
          </draw:text-box>
        </draw:frame>
        <draw:frame draw:style-name="gr8" draw:layer="layout" svg:width="7.233cm" svg:height="0.721cm" svg:x="5.3cm" svg:y="9.1cm">
          <draw:text-box>
            <text:p text:style-name="P2">CGA/EGA+ Chroma Text Video Buffer</text:p>
          </draw:text-box>
        </draw:frame>
        <draw:frame draw:style-name="gr17" draw:text-style-name="P2" draw:layer="layout" svg:width="4.7cm" svg:height="0.721cm" svg:x="13.8cm" svg:y="10.484cm">
          <draw:text-box>
            <text:p text:style-name="P2">B0000H(704K Start)</text:p>
          </draw:text-box>
        </draw:frame>
        <draw:frame draw:style-name="gr13" draw:text-style-name="P2" draw:layer="layout" svg:width="4.5cm" svg:height="0.75cm" svg:x="13.8cm" svg:y="9.5cm">
          <draw:text-box>
            <text:p text:style-name="P2">B8000H(736K Start</text:p>
          </draw:text-box>
        </draw:frame>
        <draw:frame draw:style-name="gr14" draw:text-style-name="P2" draw:layer="layout" svg:width="4.7cm" svg:height="0.721cm" svg:x="13.8cm" svg:y="8.5cm">
          <draw:text-box>
            <text:p text:style-name="P2">C0000H(768K Start)</text:p>
          </draw:text-box>
        </draw:frame>
        <draw:frame draw:style-name="gr13" draw:text-style-name="P2" draw:layer="layout" svg:width="2.2cm" svg:height="0.75cm" svg:x="13.8cm" svg:y="7cm">
          <draw:text-box>
            <text:p text:style-name="P2">C8000H</text:p>
          </draw:text-box>
        </draw:frame>
        <draw:frame draw:style-name="gr8" draw:layer="layout" svg:width="3.533cm" svg:height="0.721cm" svg:x="6.9cm" svg:y="7.9cm">
          <draw:text-box>
            <text:p text:style-name="P2">VGA BIOS ROM</text:p>
          </draw:text-box>
        </draw:frame>
        <draw:frame draw:style-name="gr8" draw:layer="layout" svg:width="3.516cm" svg:height="0.721cm" svg:x="7.21cm" svg:y="2.2cm">
          <draw:text-box>
            <text:p text:style-name="P2">BIOS Boot Block</text:p>
          </draw:text-box>
        </draw:frame>
        <draw:frame draw:style-name="gr8" draw:layer="layout" svg:width="4.27cm" svg:height="0.721cm" svg:x="6.9cm" svg:y="3.16cm">
          <draw:text-box>
            <text:p text:style-name="P2">System BIOS Routine</text:p>
          </draw:text-box>
        </draw:frame>
        <draw:frame draw:style-name="gr8" draw:layer="layout" svg:width="2.009cm" svg:height="0.721cm" svg:x="13.8cm" svg:y="6cm">
          <draw:text-box>
            <text:p text:style-name="P2">CC000H</text:p>
          </draw:text-box>
        </draw:frame>
        <draw:frame draw:style-name="gr8" draw:layer="layout" svg:width="3.347cm" svg:height="0.721cm" svg:x="6.9cm" svg:y="6.6cm">
          <draw:text-box>
            <text:p text:style-name="P2">IDE BIOS ROM</text:p>
          </draw:text-box>
        </draw:frame>
        <draw:frame draw:style-name="gr8" draw:layer="layout" svg:width="4.016cm" svg:height="0.721cm" svg:x="13.8cm" svg:y="3.4cm">
          <draw:text-box>
            <text:p text:style-name="P2">F0000H(960K Start)</text:p>
          </draw:text-box>
        </draw:frame>
        <draw:frame draw:style-name="gr8" draw:layer="layout" svg:width="5.044cm" svg:height="0.721cm" svg:x="6.4cm" svg:y="5.4cm">
          <draw:text-box>
            <text:p text:style-name="P2">Other Adapter BIOS ROM</text:p>
          </draw:text-box>
        </draw:frame>
        <draw:frame draw:style-name="gr8" draw:layer="layout" svg:width="1.992cm" svg:height="0.721cm" svg:x="13.8cm" svg:y="1.832cm">
          <draw:text-box>
            <text:p text:style-name="P2">FFFFFH</text:p>
          </draw:text-box>
        </draw:frame>
        <draw:frame draw:style-name="gr8" draw:layer="layout" svg:width="1.937cm" svg:height="0.721cm" svg:x="13.8cm" svg:y="2.464cm">
          <draw:text-box>
            <text:p text:style-name="P2">FE000H</text:p>
          </draw:text-box>
        </draw:frame>
        <draw:line draw:style-name="gr16" draw:text-style-name="P1" draw:layer="layout" svg:x1="14cm" svg:y1="2.5cm" svg:x2="18cm" svg:y2="2.5cm">
          <text:p/>
        </draw:line>
        <draw:frame draw:style-name="gr8" draw:layer="layout" svg:width="1.967cm" svg:height="0.721cm" svg:x="16cm" svg:y="1.9cm">
          <draw:text-box>
            <text:p text:style-name="P2">FFFF0H</text:p>
          </draw:text-box>
        </draw:frame>
        <draw:frame draw:style-name="gr8" draw:layer="layout" svg:width="3.398cm" svg:height="0.721cm" svg:x="16cm" svg:y="2.366cm">
          <draw:text-box>
            <text:p text:style-name="P2">BIOS Boot Strap</text:p>
          </draw:text-box>
        </draw:frame>
        <draw:line draw:style-name="gr1" draw:text-style-name="P1" draw:layer="layout" svg:x1="4cm" svg:y1="1.2cm" svg:x2="4cm" svg:y2="2cm">
          <text:p/>
        </draw:line>
        <draw:line draw:style-name="gr1" draw:text-style-name="P1" draw:layer="layout" svg:x1="14cm" svg:y1="1.2cm" svg:x2="14cm" svg:y2="2cm">
          <text:p/>
        </draw:line>
        <draw:frame draw:style-name="gr8" draw:layer="layout" svg:width="5.345cm" svg:height="0.721cm" svg:x="6.558cm" svg:y="1.229cm">
          <draw:text-box>
            <text:p text:style-name="P2">High Memory Area(A20 on)</text:p>
          </draw:text-box>
        </draw:frame>
        <draw:frame draw:style-name="gr8" draw:layer="layout" svg:width="2.2cm" svg:height="0.721cm" svg:x="13.8cm" svg:y="1cm">
          <draw:text-box>
            <text:p text:style-name="P2">10FFEFH</text:p>
          </draw:text-box>
        </draw:frame>
        <draw:frame draw:style-name="gr8" draw:text-style-name="P3" draw:layer="layout" svg:width="7.847cm" svg:height="0.878cm" svg:x="5.903cm" svg:y="27cm">
          <draw:text-box>
            <text:p text:style-name="P2"><text:span text:style-name="T1">PC BIOS Code and Data Layout</text:span></text:p>
          </draw:text-box>
        </draw:frame>
        <draw:line draw:style-name="gr1" draw:text-style-name="P1" draw:layer="layout" svg:x1="4cm" svg:y1="1.2cm" svg:x2="14cm" svg:y2="1.2cm">
          <text:p/>
        </draw:line>
        <draw:line draw:style-name="gr1" draw:text-style-name="P1" draw:layer="layout" svg:x1="4cm" svg:y1="4.8cm" svg:x2="14cm" svg:y2="4.8cm">
          <text:p/>
        </draw:line>
        <draw:frame draw:style-name="gr8" draw:layer="layout" svg:width="1.912cm" svg:height="0.721cm" svg:x="13.801cm" svg:y="4.3cm">
          <draw:text-box>
            <text:p text:style-name="P2">E0000H</text:p>
          </draw:text-box>
        </draw:frame>
        <draw:frame draw:style-name="gr18" draw:text-style-name="P2" draw:layer="layout" svg:width="9.108cm" svg:height="0.721cm" svg:x="4.636cm" svg:y="4cm">
          <draw:text-box>
            <text:p text:style-name="P2">System BIOS Plug and Play Extended Inform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标准" style:font-family-generic="roman" style:font-pitch="variable" fo:font-size="12pt" fo:text-shadow="none" style:text-underline-style="none" style:letter-kerning="true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hgq chan</meta:initial-creator>
    <meta:creation-date>2007-10-22T09:29:42</meta:creation-date>
    <dc:date>2009-07-04T23:51:14</dc:date>
    <meta:printed-by>chgq chan</meta:printed-by>
    <meta:print-date>2007-10-22T12:16:11</meta:print-date>
    <dc:language>en-US</dc:language>
    <meta:editing-cycles>83</meta:editing-cycles>
    <meta:editing-duration>PT02H52M19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